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ad95" officeooo:paragraph-rsid="0001ad95"/>
    </style:style>
    <style:style style:name="P2" style:family="paragraph" style:parent-style-name="Text_20_body" style:list-style-name="L2">
      <style:text-properties officeooo:rsid="0001ad95" officeooo:paragraph-rsid="0001ad95"/>
    </style:style>
    <style:style style:name="P3" style:family="paragraph" style:parent-style-name="Text_20_body" style:list-style-name="L4">
      <style:text-properties officeooo:rsid="0001ad95" officeooo:paragraph-rsid="0001ad95"/>
    </style:style>
    <style:style style:name="P4" style:family="paragraph" style:parent-style-name="Title">
      <style:text-properties officeooo:rsid="0001ad95" officeooo:paragraph-rsid="0001ad95"/>
    </style:style>
    <style:style style:name="P5" style:family="paragraph" style:parent-style-name="Heading_20_1">
      <style:text-properties officeooo:rsid="0001ad95" officeooo:paragraph-rsid="0001ad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ming Interviews</text:p>
      <text:p text:style-name="Text_20_body"/>
      <text:h text:style-name="P5" text:outline-level="1">How To Handle A Question</text:h>
      <text:list xml:id="list6009518462001360809" text:style-name="L2">
        <text:list-item>
          <text:p text:style-name="P2">Pick your favourite programming language</text:p>
        </text:list-item>
        <text:list-item>
          <text:p text:style-name="P2">ask for requirements</text:p>
        </text:list-item>
        <text:list-item>
          <text:p text:style-name="P2">draft the solution (in pictures if possible)</text:p>
        </text:list-item>
        <text:list-item>
          <text:p text:style-name="P2">create a function prototype</text:p>
        </text:list-item>
        <text:list-item>
          <text:p text:style-name="P2">do the programming</text:p>
        </text:list-item>
        <text:list-item>
          <text:p text:style-name="P2">test test test</text:p>
        </text:list-item>
        <text:list-item>
          <text:p text:style-name="P2">add error checking</text:p>
        </text:list-item>
      </text:list>
      <text:p text:style-name="P1"/>
      <text:h text:style-name="P5" text:outline-level="1">General Hints</text:h>
      <text:list xml:id="list6777277906512369486" text:style-name="L4">
        <text:list-item>
          <text:p text:style-name="P3">Be sure you know your favourite language in and out.</text:p>
        </text:list-item>
        <text:list-item>
          <text:p text:style-name="P3">Use short names for variables (just for the sake of being faster)</text:p>
        </text:list-item>
        <text:list-item>
          <text:p text:style-name="P3">Do not turn around saying you are done before you actually did all that!</text:p>
        </text:list-item>
        <text:list-item>
          <text:p text:style-name="P3">Do not present a solution in an asking way by looking at the interviewer and searching for hints in his face.</text:p>
        </text:list-item>
        <text:list-item>
          <text:p text:style-name="P3">Do not assume requirements. Ask for them!</text:p>
        </text:list-item>
        <text:list-item>
          <text:p text:style-name="P3">Rather than asking for requirements present possible options including pros and cons (show how smart you are)</text:p>
        </text:list-item>
        <text:list-item>
          <text:p text:style-name="P3">Make the actual unit test → table pres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08:41:33.310034963</meta:creation-date>
    <dc:date>2016-03-24T08:46:32.450013851</dc:date>
    <meta:editing-duration>P0D</meta:editing-duration>
    <meta:editing-cycles>1</meta:editing-cycles>
    <meta:document-statistic meta:table-count="0" meta:image-count="0" meta:object-count="0" meta:page-count="1" meta:paragraph-count="17" meta:word-count="140" meta:character-count="761" meta:non-whitespace-character-count="646"/>
    <meta:generator>LibreOffice/4.2.8.2$Linux_X86_64 LibreOffice_project/420m0$Build-2</meta:generator>
  </office:meta>
</office:document-meta>
</file>